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0.9cm"/>
    </style:style>
    <style:style style:name="gr9" style:family="graphic" style:parent-style-name="measure" style:list-style-name="L1">
      <style:graphic-properties svg:stroke-width="0.05cm" draw:marker-start-width="0.275cm" draw:marker-end-width="0.275cm" draw:textarea-vertical-align="middle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measure" style:list-style-name="L1">
      <style:graphic-properties draw:textarea-vertical-align="middle" draw:line-distance="0.89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4.4cm" svg:x="11.3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3.3cm" svg:x2="11.6cm" svg:y2="3.4cm">
          <text:p/>
        </draw:line>
        <draw:line draw:style-name="gr2" draw:text-style-name="P1" draw:layer="layout" svg:x1="11.4cm" svg:y1="3.4cm" svg:x2="11.6cm" svg:y2="3.3cm">
          <text:p/>
        </draw:line>
        <draw:custom-shape draw:style-name="gr3" draw:text-style-name="P1" draw:layer="layout" svg:width="0.2cm" svg:height="0.2cm" svg:x="11.4cm" svg:y="3.9cm">
          <text:p text:style-name="P1"><text:s text:c="3"/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5cm" svg:height="0.729cm" svg:x="12cm" svg:y="3cm">
          <draw:text-box>
            <text:p><text:span text:style-name="T2">Rauschquelle, Impulsquelle</text:span></text:p>
          </draw:text-box>
        </draw:frame>
        <draw:frame draw:style-name="gr4" draw:text-style-name="P2" draw:layer="layout" svg:width="4.1cm" svg:height="0.729cm" svg:x="12cm" svg:y="3.7cm">
          <draw:text-box>
            <text:p><text:span text:style-name="T2">Mikrofonposition</text:span></text:p>
          </draw:text-box>
        </draw:frame>
        <draw:custom-shape draw:style-name="gr5" draw:text-style-name="P1" draw:layer="layout" svg:width="7.5cm" svg:height="5.9cm" svg:x="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3cm" svg:y1="6cm" svg:x2="12.3cm" svg:y2="6cm">
          <text:p/>
        </draw:line>
        <draw:line draw:style-name="gr2" draw:text-style-name="P1" draw:layer="layout" svg:x1="13.1cm" svg:y1="6.3cm" svg:x2="13.7cm" svg:y2="6.3cm">
          <text:p/>
        </draw:line>
        <draw:line draw:style-name="gr2" draw:text-style-name="P1" draw:layer="layout" svg:x1="12.3cm" svg:y1="6cm" svg:x2="13.1cm" svg:y2="6.3cm">
          <text:p/>
        </draw:line>
        <draw:line draw:style-name="gr7" draw:text-style-name="P1" draw:layer="layout" svg:x1="18.8cm" svg:y1="6cm" svg:x2="17.8cm" svg:y2="6cm">
          <text:p/>
        </draw:line>
        <draw:line draw:style-name="gr2" draw:text-style-name="P1" draw:layer="layout" svg:x1="17cm" svg:y1="6.3cm" svg:x2="16.3cm" svg:y2="6.3cm">
          <text:p/>
        </draw:line>
        <draw:line draw:style-name="gr2" draw:text-style-name="P1" draw:layer="layout" svg:x1="17.8cm" svg:y1="6cm" svg:x2="17cm" svg:y2="6.3cm">
          <text:p/>
        </draw:line>
        <draw:line draw:style-name="gr2" draw:text-style-name="P1" draw:layer="layout" svg:x1="14.5cm" svg:y1="6cm" svg:x2="15.5cm" svg:y2="6cm">
          <text:p/>
        </draw:line>
        <draw:line draw:style-name="gr2" draw:text-style-name="P1" draw:layer="layout" svg:x1="15.5cm" svg:y1="6cm" svg:x2="16.3cm" svg:y2="6.3cm">
          <text:p/>
        </draw:line>
        <draw:line draw:style-name="gr2" draw:text-style-name="P1" draw:layer="layout" svg:x1="14.5cm" svg:y1="6cm" svg:x2="13.7cm" svg:y2="6.3cm">
          <text:p/>
        </draw:line>
        <draw:measure draw:style-name="gr8" draw:text-style-name="P3" draw:layer="measurelines" svg:x1="17.3cm" svg:y1="10cm" svg:x2="17.3cm" svg:y2="6.3cm">
          <text:p text:style-name="P3">2,76m</text:p>
        </draw:measure>
        <draw:measure draw:style-name="gr9" draw:text-style-name="P3" draw:layer="measurelines" svg:x1="17.8cm" svg:y1="6cm" svg:x2="17.8cm" svg:y2="10cm">
          <text:p text:style-name="P3">2,99m</text:p>
        </draw:measure>
        <draw:measure draw:style-name="gr10" draw:text-style-name="P1" draw:layer="measurelines" svg:x1="11.3cm" svg:y1="6cm" svg:x2="18.8cm" svg:y2="6cm">
          <text:p text:style-name="P3">5,8m<text:measure text:kind="gap"/></text:p>
        </draw:measure>
        <draw:measure draw:style-name="gr10" draw:text-style-name="P1" draw:layer="measurelines" svg:x1="3.4cm" svg:y1="10cm" svg:x2="3.4cm" svg:y2="4.1cm">
          <text:p text:style-name="P3">7,4m</text:p>
        </draw:measure>
        <draw:measure draw:style-name="gr10" draw:text-style-name="P1" draw:layer="measurelines" svg:x1="3cm" svg:y1="4.6cm" svg:x2="10.5cm" svg:y2="4.6cm">
          <text:p text:style-name="P3"><text:measure text:kind="gap"/>5,8m<text:measure text:kind="gap"/></text:p>
        </draw:measure>
        <draw:line draw:style-name="gr2" draw:text-style-name="P1" draw:layer="layout" svg:x1="4.8cm" svg:y1="7.6cm" svg:x2="5cm" svg:y2="7.7cm">
          <text:p/>
        </draw:line>
        <draw:line draw:style-name="gr2" draw:text-style-name="P1" draw:layer="layout" svg:x1="4.8cm" svg:y1="7.7cm" svg:x2="5cm" svg:y2="7.6cm">
          <text:p/>
        </draw:line>
        <draw:measure draw:style-name="gr10" draw:text-style-name="P1" draw:layer="measurelines" svg:x1="4.932cm" svg:y1="7.674cm" svg:x2="4.932cm" svg:y2="4.074cm">
          <text:p text:style-name="P3">4m</text:p>
        </draw:measure>
        <draw:measure draw:style-name="gr10" draw:text-style-name="P1" draw:layer="measurelines" svg:x1="4.9cm" svg:y1="7.5cm" svg:x2="3cm" svg:y2="7.5cm">
          <text:p text:style-name="P3">1,3m<text:measure text:kind="gap"/></text:p>
        </draw:measure>
        <draw:custom-shape draw:style-name="gr3" draw:text-style-name="P1" draw:layer="layout" svg:width="0.2cm" svg:height="0.2cm" svg:x="8.4cm" svg:y="6.8cm">
          <text:p text:style-name="P1"><text:s text:c="3"/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0" draw:text-style-name="P1" draw:layer="measurelines" svg:x1="8.6cm" svg:y1="6.9cm" svg:x2="8.6cm" svg:y2="4.1cm">
          <text:p text:style-name="P3">3,4m</text:p>
        </draw:measure>
        <draw:measure draw:style-name="gr11" draw:text-style-name="P3" draw:layer="measurelines" svg:x1="8.435cm" svg:y1="6.636cm" svg:x2="4.9cm" svg:y2="7.6cm">
          <text:p text:style-name="P3"><text:measure text:kind="gap"/>3,69m</text:p>
        </draw:measure>
        <draw:measure draw:style-name="gr10" draw:text-style-name="P1" draw:layer="measurelines" svg:x1="8.5cm" svg:y1="7.1cm" svg:x2="10.5cm" svg:y2="7.1cm">
          <text:p text:style-name="P3"><text:measure text:kind="gap"/>1,12m</text:p>
        </draw:measure>
        <draw:line draw:style-name="gr2" draw:text-style-name="P1" draw:layer="layout" svg:x1="12.4cm" svg:y1="8cm" svg:x2="12.6cm" svg:y2="8.1cm">
          <text:p/>
        </draw:line>
        <draw:line draw:style-name="gr2" draw:text-style-name="P1" draw:layer="layout" svg:x1="12.4cm" svg:y1="8.1cm" svg:x2="12.6cm" svg:y2="8cm">
          <text:p/>
        </draw:line>
        <draw:custom-shape draw:style-name="gr3" draw:text-style-name="P1" draw:layer="layout" svg:width="0.2cm" svg:height="0.2cm" svg:x="14.9cm" svg:y="8.3cm">
          <text:p text:style-name="P1"><text:s text:c="3"/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0" draw:text-style-name="P1" draw:layer="measurelines" svg:x1="12.1cm" svg:y1="8.1cm" svg:x2="12.1cm" svg:y2="10cm">
          <text:p text:style-name="P3">1,3m</text:p>
        </draw:measure>
        <draw:measure draw:style-name="gr10" draw:text-style-name="P1" draw:layer="measurelines" svg:x1="14.8cm" svg:y1="8.4cm" svg:x2="14.8cm" svg:y2="10cm">
          <text:p text:style-name="P3"><text:measure text:kind="gap"/>1,2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4-30T12:29:55.535764740</dc:date>
    <dc:creator>Andreas Hörmer</dc:creator>
    <meta:editing-duration>PT8H54M21S</meta:editing-duration>
    <meta:editing-cycles>16</meta:editing-cycles>
    <meta:generator>LibreOffice/4.2.8.2$Linux_X86_64 LibreOffice_project/420m0$Build-2</meta:generator>
    <meta:document-statistic meta:object-count="34"/>
  </office:meta>
</office:document-meta>
</file>